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Dyslexic" svg:font-family="OpenDyslexic"/>
    <style:font-face style:name="FreeSans1" svg:font-family="FreeSans" style:font-family-generic="swiss"/>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fe49" officeooo:paragraph-rsid="0004fe49"/>
    </style:style>
    <style:style style:name="P2" style:family="paragraph" style:parent-style-name="Standard">
      <style:text-properties officeooo:rsid="0009857e" officeooo:paragraph-rsid="0009857e"/>
    </style:style>
    <style:style style:name="P3" style:family="paragraph" style:parent-style-name="Standard">
      <style:text-properties officeooo:rsid="000a3099" officeooo:paragraph-rsid="000a3099"/>
    </style:style>
    <style:style style:name="P4" style:family="paragraph" style:parent-style-name="Standard">
      <style:text-properties officeooo:rsid="000a3d44" officeooo:paragraph-rsid="000a3d44"/>
    </style:style>
    <style:style style:name="P5" style:family="paragraph" style:parent-style-name="Standard">
      <style:text-properties officeooo:rsid="000a7aa4" officeooo:paragraph-rsid="000a7aa4"/>
    </style:style>
    <style:style style:name="P6" style:family="paragraph" style:parent-style-name="Standard">
      <style:text-properties officeooo:rsid="000bddac" officeooo:paragraph-rsid="000bddac"/>
    </style:style>
    <style:style style:name="P7" style:family="paragraph" style:parent-style-name="Title">
      <style:text-properties officeooo:paragraph-rsid="000a7aa4"/>
    </style:style>
    <style:style style:name="P8" style:family="paragraph" style:parent-style-name="Standard" style:list-style-name="L1">
      <style:text-properties officeooo:rsid="0004fe49" officeooo:paragraph-rsid="000fbbb0"/>
    </style:style>
    <style:style style:name="P9" style:family="paragraph" style:parent-style-name="Standard" style:list-style-name="L1">
      <style:text-properties officeooo:rsid="0005f6f3" officeooo:paragraph-rsid="000fbbb0"/>
    </style:style>
    <style:style style:name="P10" style:family="paragraph" style:parent-style-name="Standard" style:list-style-name="L2">
      <style:text-properties officeooo:rsid="0005f6f3" officeooo:paragraph-rsid="0005f6f3"/>
    </style:style>
    <style:style style:name="P11" style:family="paragraph" style:parent-style-name="Standard" style:list-style-name="L2">
      <style:text-properties officeooo:rsid="0005f6f3" officeooo:paragraph-rsid="000a3099"/>
    </style:style>
    <style:style style:name="P12" style:family="paragraph" style:parent-style-name="Standard" style:list-style-name="L2">
      <style:text-properties officeooo:rsid="0005f6f3" officeooo:paragraph-rsid="000dc785"/>
    </style:style>
    <style:style style:name="P13" style:family="paragraph" style:parent-style-name="Standard" style:list-style-name="L2">
      <style:text-properties officeooo:rsid="0005f6f3" officeooo:paragraph-rsid="00121c6e"/>
    </style:style>
    <style:style style:name="P14" style:family="paragraph" style:parent-style-name="Standard" style:list-style-name="L2">
      <style:text-properties officeooo:rsid="0005f6f3" officeooo:paragraph-rsid="0013d878"/>
    </style:style>
    <style:style style:name="P15" style:family="paragraph" style:parent-style-name="Standard" style:list-style-name="L2">
      <style:text-properties officeooo:rsid="00064a82" officeooo:paragraph-rsid="00064a82"/>
    </style:style>
    <style:style style:name="P16" style:family="paragraph" style:parent-style-name="Standard" style:list-style-name="L2">
      <style:text-properties officeooo:rsid="0009857e" officeooo:paragraph-rsid="0009857e"/>
    </style:style>
    <style:style style:name="P17" style:family="paragraph" style:parent-style-name="Standard" style:list-style-name="L2">
      <style:text-properties officeooo:rsid="0009857e" officeooo:paragraph-rsid="0010903c"/>
    </style:style>
    <style:style style:name="P18" style:family="paragraph" style:parent-style-name="Standard" style:list-style-name="L2">
      <style:text-properties officeooo:rsid="0009857e" officeooo:paragraph-rsid="00121c6e"/>
    </style:style>
    <style:style style:name="P19" style:family="paragraph" style:parent-style-name="Standard" style:list-style-name="L2">
      <style:text-properties officeooo:rsid="000a3d44" officeooo:paragraph-rsid="000a3d44"/>
    </style:style>
    <style:style style:name="P20" style:family="paragraph" style:parent-style-name="Standard" style:list-style-name="L2">
      <style:text-properties officeooo:rsid="000a3099" officeooo:paragraph-rsid="000a3099"/>
    </style:style>
    <style:style style:name="P21" style:family="paragraph" style:parent-style-name="Standard" style:list-style-name="L2">
      <style:text-properties officeooo:rsid="000a3099" officeooo:paragraph-rsid="000a3d44"/>
    </style:style>
    <style:style style:name="P22" style:family="paragraph" style:parent-style-name="Standard">
      <style:text-properties officeooo:rsid="000a7aa4" officeooo:paragraph-rsid="000a7aa4"/>
    </style:style>
    <style:style style:name="P23" style:family="paragraph" style:parent-style-name="Standard" style:list-style-name="L1">
      <style:text-properties officeooo:rsid="000dc785" officeooo:paragraph-rsid="000dc785"/>
    </style:style>
    <style:style style:name="P24" style:family="paragraph" style:parent-style-name="Standard" style:list-style-name="L2">
      <style:text-properties officeooo:rsid="000dc785" officeooo:paragraph-rsid="000dc785"/>
    </style:style>
    <style:style style:name="P25" style:family="paragraph" style:parent-style-name="Standard" style:list-style-name="L2">
      <style:text-properties officeooo:rsid="0010903c" officeooo:paragraph-rsid="0010903c"/>
    </style:style>
    <style:style style:name="P26" style:family="paragraph" style:parent-style-name="Standard" style:list-style-name="L2">
      <style:text-properties officeooo:rsid="0010903c" officeooo:paragraph-rsid="00121c6e"/>
    </style:style>
    <style:style style:name="P27" style:family="paragraph" style:parent-style-name="Standard" style:list-style-name="L2">
      <style:text-properties officeooo:rsid="00121c6e" officeooo:paragraph-rsid="00121c6e"/>
    </style:style>
    <style:style style:name="P28" style:family="paragraph" style:parent-style-name="Standard" style:list-style-name="L2">
      <style:text-properties officeooo:rsid="00121c6e" officeooo:paragraph-rsid="0013d878"/>
    </style:style>
    <style:style style:name="P29" style:family="paragraph" style:parent-style-name="Standard" style:list-style-name="L2">
      <style:text-properties officeooo:rsid="0013d878" officeooo:paragraph-rsid="0013d878"/>
    </style:style>
    <style:style style:name="P30" style:family="paragraph" style:parent-style-name="Standard" style:list-style-name="L2">
      <style:text-properties officeooo:rsid="00148084" officeooo:paragraph-rsid="00148084"/>
    </style:style>
    <style:style style:name="T1" style:family="text">
      <style:text-properties officeooo:rsid="00082bf4"/>
    </style:style>
    <style:style style:name="T2" style:family="text">
      <style:text-properties officeooo:rsid="0009857e"/>
    </style:style>
    <style:style style:name="T3" style:family="text">
      <style:text-properties officeooo:rsid="000a3099"/>
    </style:style>
    <style:style style:name="T4" style:family="text">
      <style:text-properties officeooo:rsid="000a3d44"/>
    </style:style>
    <style:style style:name="T5" style:family="text">
      <style:text-properties officeooo:rsid="000a7aa4"/>
    </style:style>
    <style:style style:name="T6" style:family="text">
      <style:text-properties officeooo:rsid="000dc785"/>
    </style:style>
    <style:style style:name="T7" style:family="text">
      <style:text-properties officeooo:rsid="0010903c"/>
    </style:style>
    <style:style style:name="T8" style:family="text">
      <style:text-properties officeooo:rsid="00121c6e"/>
    </style:style>
    <style:style style:name="T9" style:family="text">
      <style:text-properties officeooo:rsid="0013d87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P Filius - <text:span text:style-name="T5">Internet</text:span></text:p>
      <text:p text:style-name="Subtitle">Introduction aux réseaux</text:p>
      <text:p text:style-name="P1"/>
      <text:p text:style-name="P5">Nous allons illustrer internet par le biais d’un logiciel de simulation réseau et d’une situation. Nous allons utiliser le logiciel Filius et mettre en place la situation où Alice accède à une page web.</text:p>
      <text:p text:style-name="P1"/>
      <text:p text:style-name="P5">Procédons par étapes :</text:p>
      <text:list xml:id="list2229833725" text:style-name="L1">
        <text:list-item>
          <text:p text:style-name="P8"><text:span text:style-name="T9">Lançons</text:span> l’application : exécuter / rechercher &gt; Filius</text:p>
          <text:list>
            <text:list-item>
              <text:p text:style-name="P9">Si l’espace de travail n’est pas vierge : créer un nouveau</text:p>
            </text:list-item>
          </text:list>
        </text:list-item>
        <text:list-item>
          <text:p text:style-name="P23">Connect<text:span text:style-name="T9">ons</text:span> deux machines point à point :</text:p>
        </text:list-item>
      </text:list>
      <text:list xml:id="list1795609389" text:style-name="L2">
        <text:list-item>
          <text:list>
            <text:list-item>
              <text:p text:style-name="P10"><text:bookmark-start text:name="__DdeLink__551_1985948384"/><text:bookmark-start text:name="__DdeLink__559_1985948384"/><text:bookmark-start text:name="__DdeLink__549_1985948384"/><text:bookmark-start text:name="__DdeLink__547_1985948384"/>Glisser-déposer un portable</text:p>
              <text:list>
                <text:list-item>
                  <text:p text:style-name="P10"><text:bookmark-start text:name="__DdeLink__555_1985948384"/><text:bookmark-start text:name="__DdeLink__553_1985948384"/>Nom : Alice</text:p>
                </text:list-item>
                <text:list-item>
                  <text:p text:style-name="P10">Adresse IP : 192.168.0.10</text:p>
                </text:list-item>
                <text:list-item>
                  <text:p text:style-name="P10">Passerelle : 192.168.0.254</text:p>
                </text:list-item>
                <text:list-item>
                  <text:p text:style-name="P10">DNS : 192.168.0.253<text:bookmark-end text:name="__DdeLink__559_1985948384"/><text:bookmark-end text:name="__DdeLink__551_1985948384"/><text:bookmark-end text:name="__DdeLink__549_1985948384"/><text:bookmark-end text:name="__DdeLink__547_1985948384"/><text:bookmark-end text:name="__DdeLink__555_1985948384"/><text:bookmark-end text:name="__DdeLink__553_1985948384"/></text:p>
                </text:list-item>
              </text:list>
            </text:list-item>
            <text:list-item>
              <text:p text:style-name="P12">Glisser-déposer un portable</text:p>
              <text:list>
                <text:list-item>
                  <text:p text:style-name="P12"><text:bookmark-start text:name="__DdeLink__553_19859483841"/><text:bookmark-start text:name="__DdeLink__555_19859483841"/>Nom : <text:span text:style-name="T6">Bob</text:span></text:p>
                </text:list-item>
                <text:list-item>
                  <text:p text:style-name="P12">Adresse IP : 192.168.0.1<text:span text:style-name="T7">0</text:span></text:p>
                </text:list-item>
                <text:list-item>
                  <text:p text:style-name="P12">Passerelle : 192.168.0.254</text:p>
                </text:list-item>
                <text:list-item>
                  <text:p text:style-name="P12">DNS : 192.168.0.253<text:bookmark-end text:name="__DdeLink__555_19859483841"/><text:bookmark-end text:name="__DdeLink__553_19859483841"/></text:p>
                </text:list-item>
              </text:list>
            </text:list-item>
            <text:list-item>
              <text:p text:style-name="P17">Cliquer sur câble et relier les <text:span text:style-name="T7">deux</text:span> ordinateurs <text:span text:style-name="T7">entre eux.</text:span></text:p>
            </text:list-item>
            <text:list-item>
              <text:p text:style-name="P17"><text:bookmark-start text:name="__DdeLink__580_1985948384"/>Cliquer sur la flèche verte pour passer en mode simulation.<text:bookmark-end text:name="__DdeLink__580_1985948384"/></text:p>
            </text:list-item>
            <text:list-item>
              <text:p text:style-name="P17"><text:bookmark-start text:name="__DdeLink__573_1985948384"/>Cliquer sur Alice <text:bookmark-start text:name="__DdeLink__426_28593727181"/>puis sur le bureau : installation des logiciels.<text:bookmark-end text:name="__DdeLink__426_28593727181"/></text:p>
              <text:list>
                <text:list-item>
                  <text:p text:style-name="P25">Installer ligne de commande.</text:p>
                </text:list-item>
                <text:list-item>
                  <text:p text:style-name="P25">Appliquer les modifications.<text:bookmark-end text:name="__DdeLink__573_1985948384"/></text:p>
                </text:list-item>
              </text:list>
            </text:list-item>
            <text:list-item>
              <text:p text:style-name="P26">Cliquer droit sur Alice <text:span text:style-name="T8">depuis l’espace de simulation :</text:span></text:p>
              <text:list>
                <text:list-item>
                  <text:p text:style-name="P26"><text:span text:style-name="T8">A</text:span>fficher l’échange de données.</text:p>
                </text:list-item>
              </text:list>
            </text:list-item>
            <text:list-item>
              <text:p text:style-name="P27">Cliquer gauche sur Alice pour afficher le bureau :</text:p>
              <text:list>
                <text:list-item>
                  <text:p text:style-name="P27">Lancer l’invite de commande.</text:p>
                </text:list-item>
                <text:list-item>
                  <text:p text:style-name="P27">Exécuter : 192.168.0.10</text:p>
                </text:list-item>
              </text:list>
            </text:list-item>
            <text:list-item>
              <text:p text:style-name="P27"><text:bookmark-start text:name="__DdeLink__586_1985948384"/><text:bookmark-start text:name="__DdeLink__584_1985948384"/><text:soft-page-break/>Il y-t-il un échange de données ? Le ping fonctionne-t-il ? Quelle machine répond ?<text:bookmark-end text:name="__DdeLink__586_1985948384"/><text:bookmark-end text:name="__DdeLink__584_1985948384"/></text:p>
            </text:list-item>
            <text:list-item>
              <text:p text:style-name="P13"><text:span text:style-name="T9">Cliquer sur le marteau, pour p</text:span><text:bookmark-start text:name="__DdeLink__588_1985948384"/><text:span text:style-name="T3">asser en mode conception</text:span><text:bookmark-end text:name="__DdeLink__588_1985948384"/><text:span text:style-name="T3">.</text:span></text:p>
            </text:list-item>
            <text:list-item>
              <text:p text:style-name="P27">Cliquer sur Bob</text:p>
              <text:list>
                <text:list-item>
                  <text:p text:style-name="P27">Mettre à jour l’ip : 192.168.0.11</text:p>
                </text:list-item>
              </text:list>
            </text:list-item>
            <text:list-item>
              <text:p text:style-name="P18">Cliquer sur la flèche verte pour passer en mode simulation.</text:p>
            </text:list-item>
            <text:list-item>
              <text:p text:style-name="P27">Refaire un ping mais vers <text:bookmark-start text:name="__DdeLink__582_1985948384"/>192.168.0.11<text:bookmark-end text:name="__DdeLink__582_1985948384"/></text:p>
              <text:list>
                <text:list-item>
                  <text:p text:style-name="P27">ping 192.168.0.11</text:p>
                </text:list-item>
              </text:list>
            </text:list-item>
            <text:list-item>
              <text:p text:style-name="P28">Il y-t-il un échange de données ? Le ping fonctionne-t-il ? Quelle machine répond ?</text:p>
            </text:list-item>
          </text:list>
        </text:list-item>
        <text:list-item>
          <text:p text:style-name="P29">Connectons les machines à travers un switch :</text:p>
          <text:list>
            <text:list-item>
              <text:p text:style-name="P14"><text:span text:style-name="T4">P</text:span><text:span text:style-name="T3">asser en mode conception (ie le marteau).</text:span></text:p>
            </text:list-item>
            <text:list-item>
              <text:p text:style-name="P10">Glisser-déposer un switch</text:p>
            </text:list-item>
            <text:list-item>
              <text:p text:style-name="P29">Supprimer et recréer Bob.</text:p>
            </text:list-item>
            <text:list-item>
              <text:p text:style-name="P24"><text:span text:style-name="T9">Câbler</text:span> <text:span text:style-name="T9">les ordinateurs au switch.</text:span></text:p>
            </text:list-item>
          </text:list>
        </text:list-item>
        <text:list-item>
          <text:p text:style-name="P29">Connectons les machines à un routeur domestique :</text:p>
          <text:list>
            <text:list-item>
              <text:p text:style-name="P29">Glisser-déposer un routeur domestique</text:p>
            </text:list-item>
            <text:list-item>
              <text:p text:style-name="P29">Câbler le routeur :</text:p>
              <text:list>
                <text:list-item>
                  <text:p text:style-name="P29">Placer le curseur sur la droite du routeur.</text:p>
                </text:list-item>
                <text:list-item>
                  <text:p text:style-name="P29">Connecter l’interface Local Area Network (LAN) au switch.</text:p>
                </text:list-item>
                <text:list-item>
                  <text:p text:style-name="P30">Sur le routeur, configurer l’interface LAN (onglet LAN)</text:p>
                  <text:list>
                    <text:list-item>
                      <text:p text:style-name="P30">Mettre à jour l’adresse IP : 192.168.0.254.</text:p>
                    </text:list-item>
                  </text:list>
                </text:list-item>
              </text:list>
            </text:list-item>
          </text:list>
        </text:list-item>
        <text:list-item>
          <text:p text:style-name="P29">Ajoutons un serveur WEB :</text:p>
          <text:list>
            <text:list-item>
              <text:p text:style-name="P15">Glisser-déposer u<text:span text:style-name="T9">n</text:span><text:span text:style-name="T1"> ordinateur :</text:span></text:p>
              <text:list>
                <text:list-item>
                  <text:p text:style-name="P16">Nommer WEB1 l’un des deux.</text:p>
                  <text:list>
                    <text:list-item>
                      <text:p text:style-name="P19">IP : 192.168.0.250</text:p>
                    </text:list-item>
                  </text:list>
                </text:list-item>
              </text:list>
            </text:list-item>
            <text:list-item>
              <text:p text:style-name="P16">Nommer DNS l’autre.</text:p>
              <text:list>
                <text:list-item>
                  <text:p text:style-name="P19">IP : 192.168.0.253</text:p>
                </text:list-item>
              </text:list>
            </text:list-item>
          </text:list>
        </text:list-item>
        <text:list-item>
          <text:p text:style-name="P16"><text:bookmark-start text:name="__DdeLink__576_1985948384"/>Cliquer sur câble et relier les trois ordinateurs au switch.<text:bookmark-end text:name="__DdeLink__576_1985948384"/></text:p>
        </text:list-item>
        <text:list-item>
          <text:p text:style-name="P16"><text:bookmark-start text:name="__DdeLink__563_1985948384"/>Cliquer sur la flèche verte pour passer en mode simulation.<text:bookmark-end text:name="__DdeLink__563_1985948384"/></text:p>
        </text:list-item>
        <text:list-item>
          <text:p text:style-name="P16"><text:bookmark-start text:name="__DdeLink__566_1985948384"/><text:bookmark-start text:name="__DdeLink__569_1985948384"/>Cliquer sur Alice <text:bookmark-start text:name="__DdeLink__426_2859372718"/>puis sur le bureau : installation des logiciels.<text:bookmark-end text:name="__DdeLink__566_1985948384"/><text:bookmark-end text:name="__DdeLink__569_1985948384"/><text:bookmark-end text:name="__DdeLink__426_2859372718"/></text:p>
          <text:list>
            <text:list-item>
              <text:p text:style-name="P16">Installer Navigateur web</text:p>
            </text:list-item>
            <text:list-item>
              <text:p text:style-name="P16">A<text:bookmark-start text:name="__DdeLink__428_2859372718"/>ppliquer les modifications.<text:bookmark-end text:name="__DdeLink__428_2859372718"/></text:p>
            </text:list-item>
          </text:list>
        </text:list-item>
        <text:list-item>
          <text:p text:style-name="P20"><text:bookmark-start text:name="__DdeLink__442_2859372718"/><text:bookmark-start text:name="__DdeLink__439_2859372718"/>Cliquer sur WEB1, <text:span text:style-name="T2">puis sur le bureau : installation des logiciels.</text:span><text:bookmark-end text:name="__DdeLink__439_2859372718"/></text:p>
          <text:list>
            <text:list-item>
              <text:p text:style-name="P20"><text:soft-page-break/>Installer Serveur WEB.</text:p>
            </text:list-item>
            <text:list-item>
              <text:p text:style-name="P20">Appliquer les modifications.</text:p>
            </text:list-item>
            <text:list-item>
              <text:p text:style-name="P20">Démarrer le service.<text:bookmark-end text:name="__DdeLink__442_2859372718"/></text:p>
            </text:list-item>
          </text:list>
        </text:list-item>
        <text:list-item>
          <text:p text:style-name="P16">Cliquer sur DNS <text:bookmark-start text:name="__DdeLink__434_2859372718"/>puis sur le bureau : installation des logiciels.<text:bookmark-end text:name="__DdeLink__434_2859372718"/></text:p>
          <text:list>
            <text:list-item>
              <text:p text:style-name="P16">Installer Serveur DNS.</text:p>
            </text:list-item>
            <text:list-item>
              <text:p text:style-name="P16"><text:bookmark-start text:name="__DdeLink__436_2859372718"/>Appliquer les modifications.<text:bookmark-end text:name="__DdeLink__436_2859372718"/></text:p>
            </text:list-item>
            <text:list-item>
              <text:p text:style-name="P16"><text:span text:style-name="T3">C</text:span>onfigurer le DNS en ajoutant les entrées :</text:p>
              <text:list>
                <text:list-item>
                  <text:p text:style-name="P16">web1, 192.168.0.250</text:p>
                </text:list-item>
                <text:list-item>
                  <text:p text:style-name="P16">web2, 42.255.255.250</text:p>
                </text:list-item>
              </text:list>
            </text:list-item>
          </text:list>
        </text:list-item>
      </text:list>
      <text:p text:style-name="P2"/>
      <text:p text:style-name="P2">Alice peut désormais utiliser son navigateur web pour consulter une page sur le serveur Web. Mais tel quel, le réseau est local, nous remarquons que les adresses IP sont toutes en classe C privée.</text:p>
      <text:p text:style-name="P2"/>
      <text:p text:style-name="P3">De plus, sur internet, les serveurs ont souvent des systèmes de tolérance de panne, par exemple, le nom web peut rediriger vers web1 et web2. Si web1 tombe à l’eau, il reste web2.</text:p>
      <text:p text:style-name="P3"/>
      <text:p text:style-name="P3">Nous allons illustrer cela avec la mise en place d’un routeur et d’un second serveur web.</text:p>
      <text:p text:style-name="P3"/>
      <text:p text:style-name="P5">Procédons par étapes :</text:p>
      <text:list xml:id="list165160926535553" text:continue-numbering="true" text:style-name="L2">
        <text:list-item>
          <text:p text:style-name="P11"><text:bookmark-start text:name="__DdeLink__578_1985948384"/><text:span text:style-name="T4">P</text:span><text:span text:style-name="T3">asser en mode conception (ie le marteau).</text:span><text:bookmark-end text:name="__DdeLink__578_1985948384"/></text:p>
        </text:list-item>
        <text:list-item>
          <text:p text:style-name="P11">Glisser-déposer un routeur <text:span text:style-name="T3">domestique.</text:span></text:p>
          <text:list>
            <text:list-item>
              <text:p text:style-name="P19">WAN IP : 42.255.255.254</text:p>
            </text:list-item>
          </text:list>
        </text:list-item>
        <text:list-item>
          <text:p text:style-name="P20">Glisser-déposer un ordinateur.</text:p>
          <text:list>
            <text:list-item>
              <text:p text:style-name="P19">Nom : Web2</text:p>
            </text:list-item>
            <text:list-item>
              <text:p text:style-name="P19">IP : 42.255.255.250</text:p>
            </text:list-item>
            <text:list-item>
              <text:p text:style-name="P19">passerelle : 42.255.255.254</text:p>
            </text:list-item>
          </text:list>
        </text:list-item>
        <text:list-item>
          <text:p text:style-name="P20">Cliquer sur câble et relier le switch au routeur, puis le routeur à l’ordinateur.</text:p>
        </text:list-item>
        <text:list-item>
          <text:p text:style-name="P19">Passer en mode simulation.</text:p>
        </text:list-item>
        <text:list-item>
          <text:p text:style-name="P21"><text:bookmark-start text:name="__DdeLink__439_28593727181"/>Cliquer sur WEB<text:span text:style-name="T4">2</text:span>, <text:span text:style-name="T2">puis sur le bureau : installation des logiciels.</text:span><text:bookmark-end text:name="__DdeLink__439_28593727181"/></text:p>
          <text:list>
            <text:list-item>
              <text:p text:style-name="P21">Installer Serveur WEB.</text:p>
            </text:list-item>
            <text:list-item>
              <text:p text:style-name="P21"><text:soft-page-break/>Appliquer les modifications.</text:p>
            </text:list-item>
            <text:list-item>
              <text:p text:style-name="P21">Démarrer le service.</text:p>
            </text:list-item>
          </text:list>
        </text:list-item>
      </text:list>
      <text:p text:style-name="P4"/>
      <text:p text:style-name="P4">A présent, si web1 manquait à répondre, web2 pourrait prendre la relève. Remarquons que web2 a une ip totallement différente, dont le masque est en 255.0.0.0.</text:p>
      <text:p text:style-name="P4"/>
      <text:p text:style-name="P4">Nous allons vérifier que tout fonctionne pour Alice en installant <text:span text:style-name="T5">le logiciel « ligne de commande ». Nous allons effectuer un ping sur DNS, web1 et web2.</text:span></text:p>
      <text:p text:style-name="P5">Enfin, nous pourrons ajouter un service DHCP sur DNS, depuis le mode conception, afin de distribuer une adresse IP à Bob lorsque celui-ci rejoindra le réseau local et sera paramétré pour obtenir un adressage automatique. Cette étape ne sera pas guidée afin d’explorer le logiciel.</text:p>
      <text:p text:style-name="P5"/>
      <text:p text:style-name="P6">Pour conclure, quelques questions :</text:p>
      <text:p text:style-name="P6">Quelle est l’adresse du réseau local (notation CIDR) ?</text:p>
      <text:p text:style-name="P6">Quelle est l’adresse du réseau WAN (notation CIDR) ?</text:p>
      <text:p text:style-name="P6">Quelle phrase définit un serveur ou un service ?</text:p>
      <text:p text:style-name="P6">Que permet un serveur DNS ?</text:p>
      <text:p text:style-name="P6">Que permet un serveur DHCP ?</text:p>
      <text:p text:style-name="P6">Que permet un serveur WEB ?</text:p>
      <text:p text:style-name="P6">Le réseau mis en œuvre est-il une illustration d’internet ? Quelle phrase définit internet ?</text:p>
      <text:p text:style-name="P6">Quelle est la différence entre internet et le web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Dyslexic" svg:font-family="OpenDyslexic"/>
    <style:font-face style:name="FreeSans1" svg:font-family="FreeSans" style:font-family-generic="swiss"/>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OpenDyslexic"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OpenDyslexic"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OpenDyslexic" fo:font-family="OpenDyslexic"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Dyslexic" fo:font-family="OpenDyslexic"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Dyslexic" fo:font-family="OpenDyslexic"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Dyslexic" fo:font-family="OpenDyslexic"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7T17:53:07.092391071</meta:creation-date>
    <dc:date>2023-01-16T16:51:58.436817304</dc:date>
    <meta:editing-duration>PT36M</meta:editing-duration>
    <meta:editing-cycles>7</meta:editing-cycles>
    <meta:generator>LibreOffice/7.0.4.2$Linux_X86_64 LibreOffice_project/00$Build-2</meta:generator>
    <meta:document-statistic meta:table-count="0" meta:image-count="0" meta:object-count="0" meta:page-count="4" meta:paragraph-count="97" meta:word-count="821" meta:character-count="4622" meta:non-whitespace-character-count="3975"/>
  </office:meta>
</office:document-meta>
</file>